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officeooo:rsid="001d0403" officeooo:paragraph-rsid="001d0403"/>
    </style:style>
    <style:style style:name="P7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P17" style:family="paragraph" style:parent-style-name="Standard" style:master-page-name="">
      <style:paragraph-properties fo:text-align="center" style:justify-single-word="false" style:page-number="auto"/>
      <style:text-properties officeooo:paragraph-rsid="00239fa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0ac6" style:font-style-asian="normal" style:font-style-complex="normal"/>
    </style:style>
    <style:style style:name="T5" style:family="text">
      <style:text-properties fo:font-style="normal" officeooo:rsid="00644039" style:font-style-asian="normal" style:font-style-complex="normal"/>
    </style:style>
    <style:style style:name="T6" style:family="text">
      <style:text-properties fo:font-style="normal" fo:font-weight="bold" officeooo:rsid="00644039" style:font-style-asian="normal" style:font-weight-asian="bold" style:font-style-complex="normal" style:font-weight-complex="bold"/>
    </style:style>
    <style:style style:name="T7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644039" style:font-size-asian="16pt" style:font-weight-asian="bold" style:font-size-complex="16pt" style:font-weight-complex="bold"/>
    </style:style>
    <style:style style:name="T11" style:family="text">
      <style:text-properties officeooo:rsid="004adce0"/>
    </style:style>
    <style:style style:name="T12" style:family="text">
      <style:text-properties officeooo:rsid="004ae738"/>
    </style:style>
    <style:style style:name="T13" style:family="text">
      <style:text-properties officeooo:rsid="0056fc6b"/>
    </style:style>
    <style:style style:name="T14" style:family="text">
      <style:text-properties style:text-line-through-style="solid" style:text-line-through-type="single" style:text-underline-style="none"/>
    </style:style>
    <style:style style:name="T15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16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17" style:family="text">
      <style:text-properties officeooo:rsid="005f80a9"/>
    </style:style>
    <style:style style:name="T18" style:family="text">
      <style:text-properties fo:font-weight="bold" officeooo:rsid="0012f3b0" style:font-weight-asian="bold" style:font-weight-complex="bold"/>
    </style:style>
    <style:style style:name="T19" style:family="text">
      <style:text-properties fo:font-weight="bold" officeooo:rsid="00644039" style:font-weight-asian="bold" style:font-weight-complex="bold"/>
    </style:style>
    <style:style style:name="T20" style:family="text">
      <style:text-properties fo:font-weight="bold" officeooo:rsid="0019d5ae" style:font-weight-asian="bold" style:font-weight-complex="bol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7">TECO-</text:span><text:span text:style-name="T10">64</text:span><text:span text:style-name="T7"> </text:span><text:span text:style-name="T8">Tasks</text:span></text:p>
      <text:p text:style-name="P3"/>
      <text:p text:style-name="P3"/>
      <text:list xml:id="list2752139611" text:style-name="L2">
        <text:list-item>
          <text:p text:style-name="P8"><text:span text:style-name="T11">New</text:span> commands</text:p>
          <text:list>
            <text:list-item>
              <text:p text:style-name="P11">Immediate-action &lt;CTRL/W&gt;</text:p>
            </text:list-item>
            <text:list-item>
              <text:p text:style-name="P11">Immediate-action ? <text:span text:style-name="T17">(question mark)</text:span></text:p>
            </text:list-item>
            <text:list-item>
              <text:p text:style-name="P11">W</text:p>
            </text:list-item>
            <text:list-item>
              <text:p text:style-name="P9">:<text:span text:style-name="T13">^T (maybe not?)</text:span></text:p>
            </text:list-item>
            <text:list-item>
              <text:p text:style-name="P9">&lt;CTRL/E&gt;M</text:p>
            </text:list-item>
            <text:list-item>
              <text:p text:style-name="P9">&lt;CTRL/E&gt;[a,b,c,...]</text:p>
            </text:list-item>
          </text:list>
        </text:list-item>
        <text:list-item>
          <text:p text:style-name="P8"><text:span text:style-name="T11">Partial</text:span> commands</text:p>
          <text:list>
            <text:list-item>
              <text:p text:style-name="P9">ED</text:p>
            </text:list-item>
            <text:list-item>
              <text:p text:style-name="P9">ET</text:p>
            </text:list-item>
            <text:list-item>
              <text:p text:style-name="P9">EG</text:p>
            </text:list-item>
            <text:list-item>
              <text:p text:style-name="P9">&lt;CTRL/C&gt;&lt;CTRL/C&gt;</text:p>
            </text:list-item>
            <text:list-item>
              <text:p text:style-name="P11">Indirect file annotation</text:p>
            </text:list-item>
          </text:list>
        </text:list-item>
        <text:list-item>
          <text:p text:style-name="P9">General clean-up</text:p>
          <text:list>
            <text:list-item>
              <text:p text:style-name="P11">Header files</text:p>
            </text:list-item>
            <text:list-item>
              <text:p text:style-name="P11">Source files</text:p>
            </text:list-item>
            <text:list-item>
              <text:p text:style-name="P9">TODO items</text:p>
            </text:list-item>
            <text:list-item>
              <text:p text:style-name="P9"><text:span text:style-name="T14">Use </text:span><text:span text:style-name="T15">sigaction() </text:span><text:span text:style-name="T16">instead of </text:span><text:span text:style-name="T15">signal()</text:span></text:p>
            </text:list-item>
            <text:list-item>
              <text:p text:style-name="P12">Use <text:span text:style-name="T1">termi</text:span><text:span text:style-name="T2">os</text:span> instead of <text:span text:style-name="T1">termcap</text:span></text:p>
            </text:list-item>
            <text:list-item>
              <text:p text:style-name="P13">Fix code in = command that processes <text:span text:style-name="T1">sprintf()</text:span> string</text:p>
            </text:list-item>
            <text:list-item>
              <text:p text:style-name="P14">Fix handling of indirect files</text:p>
            </text:list-item>
            <text:list-item>
              <text:p text:style-name="P11">Doxygen documentation</text:p>
            </text:list-item>
          </text:list>
        </text:list-item>
        <text:list-item>
          <text:p text:style-name="P9">Porting</text:p>
          <text:list>
            <text:list-item>
              <text:p text:style-name="P11">Windows</text:p>
            </text:list-item>
            <text:list-item>
              <text:p text:style-name="P11">MacOS</text:p>
            </text:list-item>
            <text:list-item>
              <text:p text:style-name="P9">VMS</text:p>
            </text:list-item>
          </text:list>
        </text:list-item>
        <text:list-item>
          <text:p text:style-name="P9">Documentation</text:p>
          <text:list>
            <text:list-item>
              <text:p text:style-name="P9">Credits</text:p>
            </text:list-item>
            <text:list-item>
              <text:p text:style-name="P10">Naming conventions (files, variables, etc.)</text:p>
            </text:list-item>
            <text:list-item>
              <text:p text:style-name="P10">Theory of operation</text:p>
            </text:list-item>
            <text:list-item>
              <text:p text:style-name="P9">Supported commands</text:p>
              <text:list>
                <text:list-item>
                  <text:p text:style-name="P9">TECO-11</text:p>
                </text:list-item>
                <text:list-item>
                  <text:p text:style-name="P9">TECO-32</text:p>
                </text:list-item>
                <text:list-item>
                  <text:p text:style-name="P9">TECO C</text:p>
                </text:list-item>
              </text:list>
            </text:list-item>
            <text:list-item>
              <text:p text:style-name="P10">New commands</text:p>
            </text:list-item>
            <text:list-item>
              <text:p text:style-name="P10">Gap buffer</text:p>
            </text:list-item>
          </text:list>
        </text:list-item>
        <text:list-item>
          <text:p text:style-name="P9">Tests</text:p>
          <text:list>
            <text:list-item>
              <text:p text:style-name="P9">TECO-11/TECO-32 macros</text:p>
            </text:list-item>
            <text:list-item>
              <text:p text:style-name="P9">TECO C macros</text:p>
            </text:list-item>
            <text:list-item>
              <text:p text:style-name="P9">Automated tests</text:p>
            </text:list-item>
            <text:list-item>
              <text:p text:style-name="P9">PC-Lint</text:p>
            </text:list-item>
            <text:list-item>
              <text:p text:style-name="P9">Valgrind</text:p>
            </text:list-item>
            <text:list-item>
              <text:p text:style-name="P9">GPROF</text:p>
            </text:list-item>
          </text:list>
        </text:list-item>
      </text:list>
      <text:p text:style-name="P2"/>
      <text:p text:style-name="P4"><text:span text:style-name="T7">TECO-</text:span><text:span text:style-name="T10">64</text:span><text:span text:style-name="T7"> </text:span><text:span text:style-name="T9">Commands</text:span></text:p>
      <text:p text:style-name="P5"/>
      <text:list xml:id="list721532994" text:style-name="L3">
        <text:list-item>
          <text:p text:style-name="P15"><text:span text:style-name="T12">F</text:span>ile Specification Commands</text:p>
          <text:list>
            <text:list-item>
              <text:p text:style-name="P15">File Opening Commands</text:p>
            </text:list-item>
            <text:list-item>
              <text:p text:style-name="P15">File Close and Exit Commands</text:p>
            </text:list-item>
            <text:list-item>
              <text:p text:style-name="P15">Secondary Stream Commands</text:p>
              <text:list>
                <text:list-item>
                  <text:p text:style-name="P16">Input commands</text:p>
                </text:list-item>
                <text:list-item>
                  <text:p text:style-name="P16">Output commands</text:p>
                </text:list-item>
                <text:list-item>
                  <text:p text:style-name="P16">Indirect file commands</text:p>
                </text:list-item>
              </text:list>
            </text:list-item>
            <text:list-item>
              <text:p text:style-name="P15">Wildcard Commands</text:p>
            </text:list-item>
            <text:list-item>
              <text:p text:style-name="P15">Direct I/O Commands</text:p>
            </text:list-item>
          </text:list>
        </text:list-item>
        <text:list-item>
          <text:p text:style-name="P15">Page Manipulation Commands</text:p>
          <text:list>
            <text:list-item>
              <text:p text:style-name="P16">Append commands</text:p>
            </text:list-item>
            <text:list-item>
              <text:p text:style-name="P16">Page commands</text:p>
            </text:list-item>
            <text:list-item>
              <text:p text:style-name="P16">Yank commands</text:p>
            </text:list-item>
          </text:list>
        </text:list-item>
        <text:list-item>
          <text:p text:style-name="P15">Buffer Pointer Manipulation Commands</text:p>
          <text:list>
            <text:list-item>
              <text:p text:style-name="P16">Character commands</text:p>
            </text:list-item>
            <text:list-item>
              <text:p text:style-name="P16">Jump commands</text:p>
            </text:list-item>
            <text:list-item>
              <text:p text:style-name="P16">Line commands</text:p>
            </text:list-item>
            <text:list-item>
              <text:p text:style-name="P16">Reverse commands</text:p>
            </text:list-item>
          </text:list>
        </text:list-item>
        <text:list-item>
          <text:p text:style-name="P15">Text Type-Out Commands</text:p>
        </text:list-item>
        <text:list-item>
          <text:p text:style-name="P15">Deletion Commands</text:p>
          <text:list>
            <text:list-item>
              <text:p text:style-name="P16">Delete commands</text:p>
            </text:list-item>
            <text:list-item>
              <text:p text:style-name="P16">Kill commands</text:p>
            </text:list-item>
          </text:list>
        </text:list-item>
        <text:list-item>
          <text:p text:style-name="P15"><text:soft-page-break/>Insertion Commands</text:p>
        </text:list-item>
        <text:list-item>
          <text:p text:style-name="P15">Search Commands</text:p>
          <text:list>
            <text:list-item>
              <text:p text:style-name="P16">Unbounded search commands</text:p>
            </text:list-item>
            <text:list-item>
              <text:p text:style-name="P16">Bounded search commands</text:p>
            </text:list-item>
            <text:list-item>
              <text:p text:style-name="P16">Search and replace commands</text:p>
            </text:list-item>
          </text:list>
        </text:list-item>
        <text:list-item>
          <text:p text:style-name="P15">Search Arguments</text:p>
          <text:list>
            <text:list-item>
              <text:p text:style-name="P16">String building characters</text:p>
            </text:list-item>
            <text:list-item>
              <text:p text:style-name="P16">Match control characters</text:p>
            </text:list-item>
          </text:list>
        </text:list-item>
        <text:list-item>
          <text:p text:style-name="P15">Q-Register Manipulation</text:p>
          <text:list>
            <text:list-item>
              <text:p text:style-name="P16">Q-register loading commands</text:p>
            </text:list-item>
            <text:list-item>
              <text:p text:style-name="P16">Q-register retrieval commands</text:p>
            </text:list-item>
            <text:list-item>
              <text:p text:style-name="P16">Macro invocation commands</text:p>
            </text:list-item>
          </text:list>
        </text:list-item>
        <text:list-item>
          <text:p text:style-name="P16">Arithmetic and Expressions</text:p>
          <text:list>
            <text:list-item>
              <text:p text:style-name="P16">Arithmetic operators</text:p>
            </text:list-item>
            <text:list-item>
              <text:p text:style-name="P16">Conversion and radix control commands</text:p>
            </text:list-item>
          </text:list>
        </text:list-item>
        <text:list-item>
          <text:p text:style-name="P16">Special Numeric Values</text:p>
          <text:list>
            <text:list-item>
              <text:p text:style-name="P16">Characters associated with numeric values</text:p>
            </text:list-item>
            <text:list-item>
              <text:p text:style-name="P16">Mode control flags</text:p>
            </text:list-item>
          </text:list>
        </text:list-item>
        <text:list-item>
          <text:p text:style-name="P16">Command Loops</text:p>
        </text:list-item>
        <text:list-item>
          <text:p text:style-name="P16">Branching Commands</text:p>
        </text:list-item>
        <text:list-item>
          <text:p text:style-name="P16">Conditional Execution Commands</text:p>
        </text:list-item>
        <text:list-item>
          <text:p text:style-name="P16">Retrieving Environment Characteristics</text:p>
        </text:list-item>
        <text:list-item>
          <text:p text:style-name="P16">Mode Control Flags</text:p>
        </text:list-item>
        <text:list-item>
          <text:p text:style-name="P16">Scope Commands</text:p>
        </text:list-item>
        <text:list-item>
          <text:p text:style-name="P16"><text:soft-page-break/>Programming Aids</text:p>
          <text:list>
            <text:list-item>
              <text:p text:style-name="P16">Text Formatting</text:p>
            </text:list-item>
            <text:list-item>
              <text:p text:style-name="P16">Comments</text:p>
            </text:list-item>
            <text:list-item>
              <text:p text:style-name="P16">Messages</text:p>
            </text:list-item>
            <text:list-item>
              <text:p text:style-name="P16">Tracing</text:p>
            </text:list-item>
            <text:list-item>
              <text:p text:style-name="P16">Convenience Characters</text:p>
            </text:list-item>
            <text:list-item>
              <text:p text:style-name="P16">Memory Expansion</text:p>
            </text:list-item>
            <text:list-item>
              <text:p text:style-name="P16">Case Control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8-17T11:28:51.381739206</dc:date>
    <meta:editing-duration>P1DT16H40M54S</meta:editing-duration>
    <meta:editing-cycles>67</meta:editing-cycles>
    <meta:generator>LibreOffice/6.4.4.2$Linux_X86_64 LibreOffice_project/40$Build-2</meta:generator>
    <meta:document-statistic meta:table-count="0" meta:image-count="0" meta:object-count="0" meta:page-count="4" meta:paragraph-count="99" meta:word-count="331" meta:character-count="2063" meta:non-whitespace-character-count="1868"/>
  </office:meta>
</office:document-meta>
</file>